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ellaBordo" style:family="table-cell" style:display-name="CellaBordo">
      <style:table-cell-properties fo:border="0.05pt solid #000000" fo:padding="0.2cm"/>
    </style:style>
    <style:style style:name="CellaHeader" style:family="table-cell" style:display-name="CellaHeader">
      <style:table-cell-properties fo:border="0.05pt solid #000000" fo:padding="0.2cm" fo:background-color="#f0f0f0"/>
    </style:style>
    <style:style style:name="TabellaInfo" style:family="table" style:display-name="TabellaInfo"/>
    <style:style style:name="ColInfo" style:family="table-column" style:display-name="ColInfo">
      <style:table-column-properties style:column-width="9cm"/>
    </style:style>
    <style:style style:name="TabellaOps" style:family="table" style:display-name="TabellaOps"/>
    <style:style style:name="ColOps0" style:family="table-column" style:display-name="ColOps0">
      <style:table-column-properties style:column-width="2.5cm"/>
    </style:style>
    <style:style style:name="ColOps1" style:family="table-column" style:display-name="ColOps1">
      <style:table-column-properties style:column-width="1.8cm"/>
    </style:style>
    <style:style style:name="ColOps2" style:family="table-column" style:display-name="ColOps2">
      <style:table-column-properties style:column-width="1.8cm"/>
    </style:style>
    <style:style style:name="ColOps3" style:family="table-column" style:display-name="ColOps3">
      <style:table-column-properties style:column-width="1.8cm"/>
    </style:style>
    <style:style style:name="ColOps4" style:family="table-column" style:display-name="ColOps4">
      <style:table-column-properties style:column-width="1.8cm"/>
    </style:style>
    <style:style style:name="ColOps5" style:family="table-column" style:display-name="ColOps5">
      <style:table-column-properties style:column-width="1.8cm"/>
    </style:style>
    <style:style style:name="ColOps6" style:family="table-column" style:display-name="ColOps6">
      <style:table-column-properties style:column-width="6cm"/>
    </style:style>
    <style:style style:name="MatBox" style:family="table-cell" style:display-name="MatBox">
      <style:table-cell-properties fo:border="1.5pt solid #000000" fo:padding="0.15cm"/>
    </style:style>
    <style:style style:name="CellaNoBordo" style:family="table-cell" style:display-name="CellaNoBordo">
      <style:table-cell-properties fo:border="none" fo:padding="0.1cm"/>
    </style:style>
    <style:style style:name="ColMatNarrow" style:family="table-column" style:display-name="ColMatNarrow">
      <style:table-column-properties style:column-width="2cm"/>
    </style:style>
    <style:style style:name="ColMatWide" style:family="table-column" style:display-name="ColMatWide">
      <style:table-column-properties style:column-width="12cm"/>
    </style:style>
    <style:style style:name="MatRow" style:family="table-row" style:display-name="MatRow">
      <style:table-row-properties style:row-height="0.8cm"/>
    </style:style>
  </office:automatic-styles>
  <office:body>
    <office:text>
      <text:p text:style-name="TitoloScheda"><text:span text:style-name="Bold">RCS - Scheda di Taglio</text:span></text:p>
      <table:table table:name="InfoCliente" table:style-name="TabellaInfo">
        <table:table-column table:style-name="ColInfo"/>
        <table:table-column table:style-name="ColInfo"/>
        <table:table-row>
          <table:table-cell table:style-name="CellaBordo">
            <text:p text:style-name="Normale">Cliente: sinedotti</text:p>
          </table:table-cell>
          <table:table-cell table:style-name="CellaBordo">
            <text:p text:style-name="Normale">Ordine No: 5</text:p>
          </table:table-cell>
        </table:table-row>
        <table:table-row>
          <table:table-cell table:style-name="CellaBordo">
            <text:p text:style-name="Normale">Data: 12/02/2026</text:p>
          </table:table-cell>
          <table:table-cell table:style-name="CellaBordo">
            <text:p text:style-name="Normale">Descrizione: sano</text:p>
          </table:table-cell>
        </table:table-row>
        <table:table-row>
          <table:table-cell table:style-name="CellaBordo">
            <text:p text:style-name="Normale">Misura: </text:p>
          </table:table-cell>
          <table:table-cell table:style-name="CellaBordo">
            <text:p text:style-name="Normale">Codice: eee</text:p>
          </table:table-cell>
        </table:table-row>
      </table:table>
      <text:p text:style-name="MatLabel">1000 mm</text:p>
      <table:table table:name="Materiale0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3</text:p>
          </table:table-cell>
          <table:table-cell table:style-name="MatBox">
            <text:p text:style-name="Centrato"><text:span text:style-name="BoldNome">==          CC206</text:span></text:p>
          </table:table-cell>
          <table:table-cell table:style-name="CellaNoBordo">
            <text:p text:style-name="Normale"><text:span text:style-name="GiriText">H 39 mm</text:span></text:p>
          </table:table-cell>
        </table:table-row>
      </table:table>
      <text:p text:style-name="MatLabel">1000 mm</text:p>
      <table:table table:name="Materiale1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5</text:p>
          </table:table-cell>
          <table:table-cell table:style-name="MatBox">
            <text:p text:style-name="Centrato"><text:span text:style-name="BoldNome">==          CK204</text:span></text:p>
          </table:table-cell>
          <table:table-cell table:style-name="CellaNoBordo">
            <text:p text:style-name="Normale"><text:span text:style-name="GiriText">H 93 mm</text:span></text:p>
          </table:table-cell>
        </table:table-row>
      </table:table>
      <text:p text:style-name="MatLabel">1000 mm</text:p>
      <table:table table:name="Materiale2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CBX300</text:span></text:p>
          </table:table-cell>
          <table:table-cell table:style-name="CellaNoBordo">
            <text:p text:style-name="Normale"><text:span text:style-name="GiriText">H 52 mm</text:span></text:p>
          </table:table-cell>
        </table:table-row>
      </table:table>
      <text:p text:style-name="MatLabel">1000 mm</text:p>
      <table:table table:name="Materiale3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GG204</text:span></text:p>
          </table:table-cell>
          <table:table-cell table:style-name="CellaNoBordo">
            <text:p text:style-name="Normale"><text:span text:style-name="GiriText">H 59 mm</text:span></text:p>
          </table:table-cell>
        </table:table-row>
      </table:table>
      <text:p text:style-name="MatLabel">1000 mm</text:p>
      <table:table table:name="Materiale4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1</text:p>
          </table:table-cell>
          <table:table-cell table:style-name="MatBox">
            <text:p text:style-name="Centrato"><text:span text:style-name="BoldNome">==          CBX200</text:span></text:p>
          </table:table-cell>
          <table:table-cell table:style-name="CellaNoBordo">
            <text:p text:style-name="Normale"><text:span text:style-name="GiriText">H 34 mm</text:span></text:p>
          </table:table-cell>
        </table:table-row>
      </table:table>
      <text:p text:style-name="MatLabel">1000 mm</text:p>
      <table:table table:name="Materiale5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GG204</text:span></text:p>
          </table:table-cell>
          <table:table-cell table:style-name="CellaNoBordo">
            <text:p text:style-name="Normale"><text:span text:style-name="GiriText">H 69 mm</text:span></text:p>
          </table:table-cell>
        </table:table-row>
      </table:table>
      <text:p text:style-name="MatLabel">1000 mm</text:p>
      <table:table table:name="Materiale6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CC200PL</text:span></text:p>
          </table:table-cell>
          <table:table-cell table:style-name="CellaNoBordo">
            <text:p text:style-name="Normale"><text:span text:style-name="GiriText">H 75 mm</text:span></text:p>
          </table:table-cell>
        </table:table-row>
      </table:table>
      <text:p text:style-name="MatLabel">1000 mm</text:p>
      <table:table table:name="Materiale7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CBX200</text:span></text:p>
          </table:table-cell>
          <table:table-cell table:style-name="CellaNoBordo">
            <text:p text:style-name="Normale"><text:span text:style-name="GiriText">H 81 mm</text:span></text:p>
          </table:table-cell>
        </table:table-row>
      </table:table>
      <text:p text:style-name="MatLabel">1000 mm</text:p>
      <table:table table:name="Materiale8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2</text:p>
          </table:table-cell>
          <table:table-cell table:style-name="MatBox">
            <text:p text:style-name="Centrato"><text:span text:style-name="BoldNome">==          CBX300</text:span></text:p>
          </table:table-cell>
          <table:table-cell table:style-name="CellaNoBordo">
            <text:p text:style-name="Normale"><text:span text:style-name="GiriText">H 88 mm</text:span></text:p>
          </table:table-cell>
        </table:table-row>
      </table:table>
      <text:p text:style-name="MatLabel">1000 mm</text:p>
      <table:table table:name="Materiale9">
        <table:table-column table:style-name="ColMatNarrow"/>
        <table:table-column table:style-name="ColMatWide"/>
        <table:table-column table:style-name="ColMatNarrow"/>
        <table:table-row table:style-name="MatRow">
          <table:table-cell table:style-name="CellaNoBordo">
            <text:p text:style-name="AllineatoDestra">G1</text:p>
          </table:table-cell>
          <table:table-cell table:style-name="MatBox">
            <text:p text:style-name="Centrato"><text:span text:style-name="BoldNome">==          CBX200</text:span></text:p>
          </table:table-cell>
          <table:table-cell table:style-name="CellaNoBordo">
            <text:p text:style-name="Normale"><text:span text:style-name="GiriText">H 49 mm</text:span></text:p>
          </table:table-cell>
        </table:table-row>
      </table:table>
      <text:p text:style-name="Normale"/>
      <table:table table:name="Operazioni" table:style-name="TabellaOps">
        <table:table-column table:style-name="ColOps0"/>
        <table:table-column table:style-name="ColOps1"/>
        <table:table-column table:style-name="ColOps2"/>
        <table:table-column table:style-name="ColOps3"/>
        <table:table-column table:style-name="ColOps4"/>
        <table:table-column table:style-name="ColOps5"/>
        <table:table-column table:style-name="ColOps6"/>
        <table:table-row>
          <table:table-cell table:style-name="CellaHeader">
            <text:p text:style-name="Centrato"><text:span text:style-name="Bold">Operazione</text:span></text:p>
          </table:table-cell>
          <table:table-cell table:style-name="CellaHeader">
            <text:p text:style-name="Centrato"><text:span text:style-name="Bold">Inizio</text:span></text:p>
          </table:table-cell>
          <table:table-cell table:style-name="CellaHeader">
            <text:p text:style-name="Centrato"><text:span text:style-name="Bold">Fine</text:span></text:p>
          </table:table-cell>
          <table:table-cell table:style-name="CellaHeader">
            <text:p text:style-name="Centrato"><text:span text:style-name="Bold">Tempo</text:span></text:p>
          </table:table-cell>
          <table:table-cell table:style-name="CellaHeader">
            <text:p text:style-name="Centrato"><text:span text:style-name="Bold">Pezzi</text:span></text:p>
          </table:table-cell>
          <table:table-cell table:style-name="CellaHeader">
            <text:p text:style-name="Centrato"><text:span text:style-name="Bold">Data</text:span></text:p>
          </table:table-cell>
          <table:table-cell table:style-name="CellaHeader">
            <text:p text:style-name="Centrato"><text:span text:style-name="Bold">Note</text:span></text:p>
          </table:table-cell>
        </table:table-row>
        <table:table-row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</table:table-row>
        <table:table-row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</table:table-row>
        <table:table-row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</table:table-row>
        <table:table-row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</table:table-row>
        <table:table-row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  <table:table-cell table:style-name="CellaBordo">
            <text:p text:style-name="Normale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itoloScheda" style:family="paragraph" style:display-name="TitoloScheda">
      <style:paragraph-properties fo:text-align="center" fo:margin-bottom="0.3cm"/>
      <style:text-properties fo:font-size="14pt" fo:font-weight="bold"/>
    </style:style>
    <style:style style:name="Normale" style:family="paragraph" style:display-name="Normale">
      <style:text-properties fo:font-size="10pt"/>
    </style:style>
    <style:style style:name="Bold" style:family="text" style:display-name="Bold">
      <style:text-properties fo:font-weight="bold" fo:font-size="10pt"/>
    </style:style>
    <style:style style:name="BoldNome" style:family="text" style:display-name="BoldNome">
      <style:text-properties fo:font-weight="bold" fo:font-size="11pt"/>
    </style:style>
    <style:style style:name="Centrato" style:family="paragraph" style:display-name="Centrato">
      <style:paragraph-properties fo:text-align="center" fo:margin-bottom="0cm" fo:margin-top="0cm"/>
      <style:text-properties fo:font-size="10pt" fo:font-weight="bold"/>
    </style:style>
    <style:style style:name="MatLabel" style:family="paragraph" style:display-name="MatLabel">
      <style:paragraph-properties fo:text-align="center" fo:margin-bottom="0cm" fo:margin-top="1.2cm"/>
      <style:text-properties fo:font-size="10pt" fo:font-weight="bold"/>
    </style:style>
    <style:style style:name="AllineatoDestra" style:family="paragraph" style:display-name="AllineatoDestra">
      <style:paragraph-properties fo:text-align="end"/>
      <style:text-properties fo:font-size="10pt" fo:font-weight="bold"/>
    </style:style>
    <style:style style:name="GiriText" style:family="text" style:display-name="GiriText">
      <style:text-properties fo:font-weight="bold"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